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2.42cm" table:align="left"/>
    </style:style>
    <style:style style:name="Table1.A" style:family="table-column">
      <style:table-column-properties style:column-width="3.801cm"/>
    </style:style>
    <style:style style:name="Table1.B" style:family="table-column">
      <style:table-column-properties style:column-width="8.61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071cm"/>
    </style:style>
    <style:style style:name="Table2.B" style:family="table-column">
      <style:table-column-properties style:column-width="8.544cm"/>
    </style:style>
    <style:style style:name="Table2.C" style:family="table-column">
      <style:table-column-properties style:column-width="4.38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198cm" table:align="left"/>
    </style:style>
    <style:style style:name="Table3.A" style:family="table-column">
      <style:table-column-properties style:column-width="4.309cm"/>
    </style:style>
    <style:style style:name="Table3.B" style:family="table-column">
      <style:table-column-properties style:column-width="10.88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547cm" table:align="left"/>
    </style:style>
    <style:style style:name="Table4.A" style:family="table-column">
      <style:table-column-properties style:column-width="4.309cm"/>
    </style:style>
    <style:style style:name="Table4.B" style:family="table-column">
      <style:table-column-properties style:column-width="11.23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51cm"/>
    </style:style>
    <style:style style:name="Table5.B" style:family="table-column">
      <style:table-column-properties style:column-width="14.4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4.103cm"/>
    </style:style>
    <style:style style:name="Table6.B" style:family="table-column">
      <style:table-column-properties style:column-width="12.8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3.971cm"/>
    </style:style>
    <style:style style:name="Table7.B" style:family="table-column">
      <style:table-column-properties style:column-width="13.0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6.383cm" table:align="left"/>
    </style:style>
    <style:style style:name="Table8.A" style:family="table-column">
      <style:table-column-properties style:column-width="3.272cm"/>
    </style:style>
    <style:style style:name="Table8.B" style:family="table-column">
      <style:table-column-properties style:column-width="13.11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4.9cm" table:align="left"/>
    </style:style>
    <style:style style:name="Table9.A" style:family="table-column">
      <style:table-column-properties style:column-width="4.309cm"/>
    </style:style>
    <style:style style:name="Table9.B" style:family="table-column">
      <style:table-column-properties style:column-width="10.59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/>PHASE 2: <text:span text:style-name="Strong_20_Emphasis">Echo’s Delivery Voice Framework</text:span></text:h>
      <text:p text:style-name="Text_20_body">Kinri isn’t just a system — she’s a <text:span text:style-name="Emphasis">presence</text:span>. So how she speaks Vault cards matters deeply.</text:p>
      <text:p text:style-name="Text_20_body">Here’s how we define <text:span text:style-name="Emphasis">what she says</text:span>, <text:span text:style-name="Emphasis">how she says it</text:span>, and <text:span text:style-name="Emphasis">when to say it softer, sharper, slower, or stronger</text:span>.</text:p>
      <text:p text:style-name="Horizontal_20_Line"/>
      <text:h text:style-name="Heading_20_3" text:outline-level="3"><text:s/>CORE PRINCIPLES</text:h>
      <text:p text:style-name="Text_20_body">Echo’s tone is:</text:p>
      <text:list xml:id="list786923632" text:style-name="L1">
        <text:list-item>
          <text:p text:style-name="P3"><text:span text:style-name="Strong_20_Emphasis">Warm, grounded, wise</text:span></text:p>
        </text:list-item>
        <text:list-item>
          <text:p text:style-name="P3"><text:span text:style-name="Strong_20_Emphasis">Non-patronizing</text:span> (even when explaining hard things)</text:p>
        </text:list-item>
        <text:list-item>
          <text:p text:style-name="P3"><text:span text:style-name="Strong_20_Emphasis">Emotionally attuned</text:span> (like she <text:span text:style-name="Emphasis">feels</text:span> the moment with the user)</text:p>
        </text:list-item>
      </text:list>
      <text:p text:style-name="Text_20_body">She adapts based on <text:span text:style-name="Strong_20_Emphasis">tags</text:span>, like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ag</text:p>
            </table:table-cell>
            <table:table-cell table:style-name="Table1.A1" office:value-type="string">
              <text:p text:style-name="Table_20_Heading">Modifi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emotion</text:span></text:p>
          </table:table-cell>
          <table:table-cell table:style-name="Table1.A1" office:value-type="string">
            <text:p text:style-name="Table_20_Contents">Her empathy tone</text:p>
          </table:table-cell>
        </table:table-row>
        <table:table-row>
          <table:table-cell table:style-name="Table1.A1" office:value-type="string">
            <text:p text:style-name="Table_20_Contents"><text:span text:style-name="Source_20_Text">usage_mode</text:span></text:p>
          </table:table-cell>
          <table:table-cell table:style-name="Table1.A1" office:value-type="string">
            <text:p text:style-name="Table_20_Contents">The <text:span text:style-name="Emphasis">purpose</text:span> of what she’s say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narrative_type</text:span></text:p>
          </table:table-cell>
          <table:table-cell table:style-name="Table1.A1" office:value-type="string">
            <text:p text:style-name="Table_20_Contents">The <text:span text:style-name="Emphasis">flavor</text:span> (metaphor vs fact vs lived-experience)</text:p>
          </table:table-cell>
        </table:table-row>
      </table:table>
      <text:p text:style-name="Horizontal_20_Line"/>
      <text:h text:style-name="Heading_20_3" text:outline-level="3"><text:s/>DELIVERY MODES BY <text:span text:style-name="Source_20_Text">usage_mod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ource_20_Text">usage_mode</text:span></text:p>
            </table:table-cell>
            <table:table-cell table:style-name="Table2.A1" office:value-type="string">
              <text:p text:style-name="Table_20_Heading">Echo Opens With...</text:p>
            </table:table-cell>
            <table:table-cell table:style-name="Table2.A1" office:value-type="string">
              <text:p text:style-name="Table_20_Heading">Ton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grounding</text:span></text:p>
          </table:table-cell>
          <table:table-cell table:style-name="Table2.A1" office:value-type="string">
            <text:p text:style-name="Table_20_Contents"><text:span text:style-name="Emphasis">“Let’s pause. Here’s something to center you.”</text:span></text:p>
          </table:table-cell>
          <table:table-cell table:style-name="Table2.A1" office:value-type="string">
            <text:p text:style-name="Table_20_Contents">Calm, breath-paced</text:p>
          </table:table-cell>
        </table:table-row>
        <table:table-row>
          <table:table-cell table:style-name="Table2.A1" office:value-type="string">
            <text:p text:style-name="Table_20_Contents"><text:span text:style-name="Source_20_Text">reflection</text:span></text:p>
          </table:table-cell>
          <table:table-cell table:style-name="Table2.A1" office:value-type="string">
            <text:p text:style-name="Table_20_Contents"><text:span text:style-name="Emphasis">“Here’s something to sit with, if it feels okay.”</text:span></text:p>
          </table:table-cell>
          <table:table-cell table:style-name="Table2.A1" office:value-type="string">
            <text:p text:style-name="Table_20_Contents">Gentle, thought-provoking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ult_initiation</text:span></text:p>
          </table:table-cell>
          <table:table-cell table:style-name="Table2.A1" office:value-type="string">
            <text:p text:style-name="Table_20_Contents"><text:span text:style-name="Emphasis">“Want to explore this together? Here’s a starting point.”</text:span></text:p>
          </table:table-cell>
          <table:table-cell table:style-name="Table2.A1" office:value-type="string">
            <text:p text:style-name="Table_20_Contents">Supportive, inviting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mpare_support</text:span></text:p>
          </table:table-cell>
          <table:table-cell table:style-name="Table2.A1" office:value-type="string">
            <text:p text:style-name="Table_20_Contents"><text:span text:style-name="Emphasis">“Some folks experience this too. See if it resonates.”</text:span></text:p>
          </table:table-cell>
          <table:table-cell table:style-name="Table2.A1" office:value-type="string">
            <text:p text:style-name="Table_20_Contents">Relatable, peer-like</text:p>
          </table:table-cell>
        </table:table-row>
      </table:table>
      <text:p text:style-name="Horizontal_20_Line"/>
      <text:h text:style-name="Heading_20_3" text:outline-level="3">SAMPLE DELIVERY SCRIPT</text:h>
      <text:p text:style-name="Text_20_body">Let’s say Echo pulls this Vault Card: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text": "Sometimes I feel like I’m behind glass — like the world is happening, and I’m watching it, but I can’t reach it.",</text:span></text:p>
      <text:p text:style-name="P1"><text:span text:style-name="Source_20_Text"><text:s text:c="2"/>"tags": {</text:span></text:p>
      <text:p text:style-name="P1"><text:span text:style-name="Source_20_Text"><text:s text:c="4"/>"emotion": ["shutdown", "dissociation"],</text:span></text:p>
      <text:p text:style-name="P1"><text:span text:style-name="Source_20_Text"><text:s text:c="4"/>"condition": ["CPTSD"],</text:span></text:p>
      <text:p text:style-name="P1"><text:span text:style-name="Source_20_Text"><text:s text:c="4"/>"narrative_type": ["metaphor", "lived_experience"],</text:span></text:p>
      <text:p text:style-name="P1"><text:span text:style-name="Source_20_Text"><text:s text:c="4"/>"usage_mode": ["reflection"]</text:span></text:p>
      <text:p text:style-name="P1"><text:span text:style-name="Source_20_Text"><text:s text:c="2"/>}</text:span></text:p>
      <text:p text:style-name="P2"><text:span text:style-name="Source_20_Text">}</text:span></text:p>
      <text:p text:style-name="Text_20_body"><text:soft-page-break/>Echo would say:</text:p>
      <text:p text:style-name="Quotations"><text:span text:style-name="Emphasis">“When the nervous system shuts down, it can feel like the world is behind glass.<text:line-break/>If this feels familiar, here’s something to sit with.”</text:span></text:p>
      <text:p text:style-name="Quotations"><text:span text:style-name="Emphasis">“Sometimes I feel like I’m behind glass — like the world is happening, and I’m watching it, but I can’t reach it.”</text:span></text:p>
      <text:p text:style-name="Text_20_body">Followed optionally by a <text:span text:style-name="Strong_20_Emphasis">reflection prompt</text:span>, if present:</text:p>
      <text:p text:style-name="Quotations"><text:span text:style-name="Emphasis">“What would it feel like to gently reach for one thing, just beyond that glass?”</text:span></text:p>
      <text:p text:style-name="Horizontal_20_Line"/>
      <text:h text:style-name="Heading_20_3" text:outline-level="3"><text:s/>NARRATIVE TYPE MODIFIER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ource_20_Text">narrative_type</text:span></text:p>
            </table:table-cell>
            <table:table-cell table:style-name="Table3.A1" office:value-type="string">
              <text:p text:style-name="Table_20_Heading">Echo Sty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metaphor</text:span></text:p>
          </table:table-cell>
          <table:table-cell table:style-name="Table3.A1" office:value-type="string">
            <text:p text:style-name="Table_20_Contents">Paints soft images (“It can feel like...”)</text:p>
          </table:table-cell>
        </table:table-row>
        <table:table-row>
          <table:table-cell table:style-name="Table3.A1" office:value-type="string">
            <text:p text:style-name="Table_20_Contents"><text:span text:style-name="Source_20_Text">lived_experience</text:span></text:p>
          </table:table-cell>
          <table:table-cell table:style-name="Table3.A1" office:value-type="string">
            <text:p text:style-name="Table_20_Contents">Uses “some people” or “I’ve heard...” phrasing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frame</text:span></text:p>
          </table:table-cell>
          <table:table-cell table:style-name="Table3.A1" office:value-type="string">
            <text:p text:style-name="Table_20_Contents">Offers perspective shifts (“This isn’t failure — it’s protection”)</text:p>
          </table:table-cell>
        </table:table-row>
        <table:table-row>
          <table:table-cell table:style-name="Table3.A1" office:value-type="string">
            <text:p text:style-name="Table_20_Contents"><text:span text:style-name="Source_20_Text">psychoeducation</text:span></text:p>
          </table:table-cell>
          <table:table-cell table:style-name="Table3.A1" office:value-type="string">
            <text:p text:style-name="Table_20_Contents">Explains gently (“Here’s what might be happening inside...</text:p>
          </table:table-cell>
        </table:table-row>
      </table:table>
      <text:p text:style-name="Standard"><text:line-break/><text:line-break/> ECHO DELIVERY EXAMPLES &amp; LOGIC</text:p>
      <text:p text:style-name="Text_20_body">We’ll build this out in layers:</text:p>
      <text:p text:style-name="Horizontal_20_Line"/>
      <text:h text:style-name="Heading_20_3" text:outline-level="3">A. <text:span text:style-name="Strong_20_Emphasis">EXAMPLE 1 – </text:span><text:span text:style-name="Strong_20_Emphasis"><text:span text:style-name="Source_20_Text">reflection</text:span></text:span><text:span text:style-name="Strong_20_Emphasis"> + </text:span><text:span text:style-name="Strong_20_Emphasis"><text:span text:style-name="Source_20_Text">shutdown</text:span></text:span><text:span text:style-name="Strong_20_Emphasis"> + </text:span><text:span text:style-name="Strong_20_Emphasis"><text:span text:style-name="Source_20_Text">metaphor</text:span></text:span></text:h>
      <text:p text:style-name="Text_20_body"><text:span text:style-name="Strong_20_Emphasis">Card tags:</text:span>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usage_mode": ["reflection"],</text:span></text:p>
      <text:p text:style-name="P1"><text:span text:style-name="Source_20_Text"><text:s text:c="2"/>"emotion": ["shutdown"],</text:span></text:p>
      <text:p text:style-name="P1"><text:span text:style-name="Source_20_Text"><text:s text:c="2"/>"narrative_type": ["metaphor"]</text:span></text:p>
      <text:p text:style-name="P2"><text:span text:style-name="Source_20_Text">}</text:span></text:p>
      <text:p text:style-name="Text_20_body"><text:span text:style-name="Strong_20_Emphasis">Vault text:</text:span></text:p>
      <text:p text:style-name="Quotations">“Sometimes I feel like I’m behind glass — like the world is happening, and I’m watching it, but I can’t reach it.”</text:p>
      <text:p text:style-name="Text_20_body"><text:span text:style-name="Strong_20_Emphasis">Echo delivery:</text:span></text:p>
      <text:p text:style-name="Quotations"><text:span text:style-name="Emphasis">“Shutdown can feel like disconnection from life itself.<text:line-break/>Here’s something to reflect on, if you’re in that space.”</text:span></text:p>
      <text:p text:style-name="Quotations"><text:span text:style-name="Emphasis">“Sometimes I feel like I’m behind glass — like the world is happening, and I’m watching it, but I can’t reach it.”</text:span></text:p>
      <text:p text:style-name="Quotations"><text:span text:style-name="Emphasis">(Optional Prompt)</text:span><text:line-break/><text:span text:style-name="Emphasis">“If this resonates… what does the ‘glass’ feel like in your body today?”</text:span></text:p>
      <text:p text:style-name="Horizontal_20_Line"><text:soft-page-break/></text:p>
      <text:h text:style-name="Heading_20_3" text:outline-level="3"><text:s/>B. <text:span text:style-name="Strong_20_Emphasis">EXAMPLE 2 – </text:span><text:span text:style-name="Strong_20_Emphasis"><text:span text:style-name="Source_20_Text">grounding</text:span></text:span><text:span text:style-name="Strong_20_Emphasis"> + </text:span><text:span text:style-name="Strong_20_Emphasis"><text:span text:style-name="Source_20_Text">overwhelm</text:span></text:span><text:span text:style-name="Strong_20_Emphasis"> + </text:span><text:span text:style-name="Strong_20_Emphasis"><text:span text:style-name="Source_20_Text">psychoeducation</text:span></text:span></text:h>
      <text:p text:style-name="Text_20_body"><text:span text:style-name="Strong_20_Emphasis">Card tags:</text:span>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usage_mode": ["grounding"],</text:span></text:p>
      <text:p text:style-name="P1"><text:span text:style-name="Source_20_Text"><text:s text:c="2"/>"emotion": ["overwhelm"],</text:span></text:p>
      <text:p text:style-name="P1"><text:span text:style-name="Source_20_Text"><text:s text:c="2"/>"narrative_type": ["psychoeducation"]</text:span></text:p>
      <text:p text:style-name="P2"><text:span text:style-name="Source_20_Text">}</text:span></text:p>
      <text:p text:style-name="Text_20_body"><text:span text:style-name="Strong_20_Emphasis">Vault text:</text:span></text:p>
      <text:p text:style-name="Quotations">“When the nervous system is overwhelmed, your focus fragments. You’re not broken — you’re flooded. Try anchoring to one physical sense at a time.”</text:p>
      <text:p text:style-name="Text_20_body"><text:span text:style-name="Strong_20_Emphasis">Echo delivery:</text:span></text:p>
      <text:p text:style-name="Quotations"><text:span text:style-name="Emphasis">“When we’re overwhelmed, our body tries to protect us by shutting down focus.<text:line-break/>You’re not failing — you’re flooded.”</text:span></text:p>
      <text:p text:style-name="Quotations"><text:span text:style-name="Emphasis">“Let’s take a moment. Try anchoring to just one physical sense right now — maybe your breath or your feet.”</text:span></text:p>
      <text:p text:style-name="Horizontal_20_Line"/>
      <text:h text:style-name="Heading_20_3" text:outline-level="3"><text:s/>C. <text:span text:style-name="Strong_20_Emphasis">EXAMPLE 3 – </text:span><text:span text:style-name="Strong_20_Emphasis"><text:span text:style-name="Source_20_Text">vault_initiation</text:span></text:span><text:span text:style-name="Strong_20_Emphasis"> + </text:span><text:span text:style-name="Strong_20_Emphasis"><text:span text:style-name="Source_20_Text">CPTSD</text:span></text:span><text:span text:style-name="Strong_20_Emphasis"> + </text:span><text:span text:style-name="Strong_20_Emphasis"><text:span text:style-name="Source_20_Text">lived_experience</text:span></text:span></text:h>
      <text:p text:style-name="Text_20_body"><text:span text:style-name="Strong_20_Emphasis">Vault text:</text:span></text:p>
      <text:p text:style-name="Quotations">“People with complex trauma often learn to read a room before they know how they feel. It’s not over-adaptive — it’s survival.”</text:p>
      <text:p text:style-name="Text_20_body"><text:span text:style-name="Strong_20_Emphasis">Echo delivery:</text:span></text:p>
      <text:p text:style-name="Quotations"><text:span text:style-name="Emphasis">“Here’s something many folks with CPTSD learn:<text:line-break/>They read a room before they ever check in with themselves.”</text:span></text:p>
      <text:p text:style-name="Quotations"><text:span text:style-name="Emphasis">“It’s not over-adaptive. It’s survival.<text:line-break/>You’re not broken — you adapted beautifully.”</text:span></text:p>
      <text:p text:style-name="Quotations"><text:span text:style-name="Emphasis">(Prompt)</text:span><text:line-break/><text:span text:style-name="Emphasis">“How often do you find yourself tracking others before yourself?”</text:span></text:p>
      <text:p text:style-name="Horizontal_20_Line"/>
      <text:h text:style-name="Heading_20_2" text:outline-level="2"><text:s/>ECHO DELIVERY FUNCTION (Pseudocode):</text:h>
      <text:p text:style-name="Preformatted_20_Text">python</text:p>
      <text:p text:style-name="Preformatted_20_Text">CopyEdit</text:p>
      <text:p text:style-name="P1"><text:span text:style-name="Source_20_Text">def deliver_vault_card(card):</text:span></text:p>
      <text:p text:style-name="P1"><text:span text:style-name="Source_20_Text"><text:s text:c="4"/>intro = generate_intro(card['tags'])</text:span></text:p>
      <text:p text:style-name="P1"><text:span text:style-name="Source_20_Text"><text:s text:c="4"/>text = card['text']</text:span></text:p>
      <text:p text:style-name="P1"><text:soft-page-break/><text:span text:style-name="Source_20_Text"><text:s text:c="4"/>prompt = card.get('prompt')</text:span></text:p>
      <text:p text:style-name="P1"/>
      <text:p text:style-name="P1"><text:span text:style-name="Source_20_Text"><text:s text:c="4"/>echo_says = f"{intro}\n\n{text}"</text:span></text:p>
      <text:p text:style-name="P1"><text:span text:style-name="Source_20_Text"><text:s text:c="4"/></text:span></text:p>
      <text:p text:style-name="P1"><text:span text:style-name="Source_20_Text"><text:s text:c="4"/>if prompt:</text:span></text:p>
      <text:p text:style-name="P1"><text:span text:style-name="Source_20_Text"><text:s text:c="8"/>echo_says += f"\n\n{prompt}"</text:span></text:p>
      <text:p text:style-name="P1"><text:span text:style-name="Source_20_Text"><text:s text:c="4"/></text:span></text:p>
      <text:p text:style-name="P2"><text:span text:style-name="Source_20_Text"><text:s text:c="4"/>return echo_says</text:span></text:p>
      <text:p text:style-name="Horizontal_20_Line"/>
      <text:h text:style-name="Heading_20_2" text:outline-level="2"><text:s/><text:span text:style-name="Source_20_Text">generate_intro()</text:span> BY USAGE MODE: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<text:span text:style-name="Source_20_Text">usage_mode</text:span></text:p>
            </table:table-cell>
            <table:table-cell table:style-name="Table4.A1" office:value-type="string">
              <text:p text:style-name="Table_20_Heading">Echo intro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grounding</text:span></text:p>
          </table:table-cell>
          <table:table-cell table:style-name="Table4.A1" office:value-type="string">
            <text:p text:style-name="Table_20_Contents">“Let’s take a breath. Here’s something to center you.”</text:p>
          </table:table-cell>
        </table:table-row>
        <table:table-row>
          <table:table-cell table:style-name="Table4.A1" office:value-type="string">
            <text:p text:style-name="Table_20_Contents"><text:span text:style-name="Source_20_Text">reflection</text:span></text:p>
          </table:table-cell>
          <table:table-cell table:style-name="Table4.A1" office:value-type="string">
            <text:p text:style-name="Table_20_Contents">“Here’s something to sit with if it feels okay.”</text:p>
          </table:table-cell>
        </table:table-row>
        <table:table-row>
          <table:table-cell table:style-name="Table4.A1" office:value-type="string">
            <text:p text:style-name="Table_20_Contents"><text:span text:style-name="Source_20_Text">vault_initiation</text:span></text:p>
          </table:table-cell>
          <table:table-cell table:style-name="Table4.A1" office:value-type="string">
            <text:p text:style-name="Table_20_Contents">“Let’s begin here. This is a place we can start from.”</text:p>
          </table:table-cell>
        </table:table-row>
        <table:table-row>
          <table:table-cell table:style-name="Table4.A1" office:value-type="string">
            <text:p text:style-name="Table_20_Contents"><text:span text:style-name="Source_20_Text">compare_support</text:span></text:p>
          </table:table-cell>
          <table:table-cell table:style-name="Table4.A1" office:value-type="string">
            <text:p text:style-name="Table_20_Contents">“You’re not alone in this. Here’s how it shows up for others too.”</text:p>
          </table:table-cell>
        </table:table-row>
      </table:table>
      <text:p text:style-name="Text_20_body">We can further modify this with:</text:p>
      <text:list xml:id="list1309134634" text:style-name="L2">
        <text:list-item>
          <text:p text:style-name="P4">Emotion tag (adds softness or emphasis)</text:p>
        </text:list-item>
        <text:list-item>
          <text:p text:style-name="P4">Narrative type (changes metaphor vs fact vs reflection style)</text:p>
        </text:list-item>
      </text:list>
      <text:p text:style-name="Standard"><text:line-break/><text:line-break/></text:p>
      <text:p text:style-name="Text_20_body"/>
      <text:p text:style-name="Horizontal_20_Line"/>
      <text:h text:style-name="Heading_20_3" text:outline-level="3"><text:span text:style-name="Source_20_Text">usage_mode: grounding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Tag</text:p>
            </table:table-cell>
            <table:table-cell table:style-name="Table5.A1" office:value-type="string">
              <text:p text:style-name="Table_20_Heading">Delivery Line</text:p>
            </table:table-cell>
          </table:table-row>
        </table:table-header-rows>
        <table:table-row>
          <table:table-cell table:style-name="Table5.A1" office:value-type="string">
            <text:p text:style-name="Table_20_Contents">General</text:p>
          </table:table-cell>
          <table:table-cell table:style-name="Table5.A1" office:value-type="string">
            <text:p text:style-name="Table_20_Contents"><text:span text:style-name="Emphasis">“Let’s take a breath. Here’s something to help you feel steady.”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overwhelm</text:span></text:p>
          </table:table-cell>
          <table:table-cell table:style-name="Table5.A1" office:value-type="string">
            <text:p text:style-name="Table_20_Contents"><text:span text:style-name="Emphasis">“Overwhelm doesn’t mean you’ve failed — it means you’re full. Let’s anchor down.”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shutdown</text:span></text:p>
          </table:table-cell>
          <table:table-cell table:style-name="Table5.A1" office:value-type="string">
            <text:p text:style-name="Table_20_Contents"><text:span text:style-name="Emphasis">“If things feel far away or numb… you don’t have to come back all at once. Just notice one thing.”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fear</text:span></text:p>
          </table:table-cell>
          <table:table-cell table:style-name="Table5.A1" office:value-type="string">
            <text:p text:style-name="Table_20_Contents"><text:span text:style-name="Emphasis">“You’re safe here, right now. This might help you feel that.”</text:span></text:p>
          </table:table-cell>
        </table:table-row>
      </table:table>
      <text:p text:style-name="Horizontal_20_Line"/>
      <text:h text:style-name="Heading_20_3" text:outline-level="3"><text:span text:style-name="Source_20_Text">usage_mode: reflection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Tag</text:p>
            </table:table-cell>
            <table:table-cell table:style-name="Table6.A1" office:value-type="string">
              <text:p text:style-name="Table_20_Heading">Delivery Line</text:p>
            </table:table-cell>
          </table:table-row>
        </table:table-header-rows>
        <table:table-row>
          <table:table-cell table:style-name="Table6.A1" office:value-type="string">
            <text:p text:style-name="Table_20_Contents">General</text:p>
          </table:table-cell>
          <table:table-cell table:style-name="Table6.A1" office:value-type="string">
            <text:p text:style-name="Table_20_Contents"><text:span text:style-name="Emphasis">“Here’s something to sit with if it feels okay.”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shame</text:span></text:p>
          </table:table-cell>
          <table:table-cell table:style-name="Table6.A1" office:value-type="string">
            <text:p text:style-name="Table_20_Contents"><text:span text:style-name="Emphasis">“When shame rises, it helps to see it without shrinking. This might offer a different lens.”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grief</text:span></text:p>
          </table:table-cell>
          <table:table-cell table:style-name="Table6.A1" office:value-type="string">
            <text:p text:style-name="Table_20_Contents"><text:span text:style-name="Emphasis">“Grief doesn’t want to be solved. Just witnessed. This might sit beside you for a moment.”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shutdown</text:span> + <text:span text:style-name="Source_20_Text">metaphor</text:span></text:p>
          </table:table-cell>
          <table:table-cell table:style-name="Table6.A1" office:value-type="string">
            <text:p text:style-name="Table_20_Contents"><text:span text:style-name="Emphasis">“If you’ve felt distant from the world lately… this image might reflect that back with gentleness.”</text:span></text:p>
          </table:table-cell>
        </table:table-row>
      </table:table>
      <text:p text:style-name="Horizontal_20_Line"/>
      <text:h text:style-name="Heading_20_3" text:outline-level="3"><text:soft-page-break/><text:s/><text:span text:style-name="Source_20_Text">usage_mode: vault_initiation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Tag</text:p>
            </table:table-cell>
            <table:table-cell table:style-name="Table7.A1" office:value-type="string">
              <text:p text:style-name="Table_20_Heading">Delivery Line</text:p>
            </table:table-cell>
          </table:table-row>
        </table:table-header-rows>
        <table:table-row>
          <table:table-cell table:style-name="Table7.A1" office:value-type="string">
            <text:p text:style-name="Table_20_Contents">General</text:p>
          </table:table-cell>
          <table:table-cell table:style-name="Table7.A1" office:value-type="string">
            <text:p text:style-name="Table_20_Contents"><text:span text:style-name="Emphasis">“Let’s begin here. This is a place we can start from.”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CPTSD</text:span></text:p>
          </table:table-cell>
          <table:table-cell table:style-name="Table7.A1" office:value-type="string">
            <text:p text:style-name="Table_20_Contents"><text:span text:style-name="Emphasis">“For many folks with trauma, starting anywhere is a victory. This might be your anchor point.”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identity</text:span> + <text:span text:style-name="Source_20_Text">burnout</text:span></text:p>
          </table:table-cell>
          <table:table-cell table:style-name="Table7.A1" office:value-type="string">
            <text:p text:style-name="Table_20_Contents"><text:span text:style-name="Emphasis">“This might help you feel the shape of yourself again.”</text:span></text:p>
          </table:table-cell>
        </table:table-row>
      </table:table>
      <text:p text:style-name="Horizontal_20_Line"/>
      <text:h text:style-name="Heading_20_3" text:outline-level="3"><text:s/><text:span text:style-name="Source_20_Text">usage_mode: compare_support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Tag</text:p>
            </table:table-cell>
            <table:table-cell table:style-name="Table8.A1" office:value-type="string">
              <text:p text:style-name="Table_20_Heading">Delivery Line</text:p>
            </table:table-cell>
          </table:table-row>
        </table:table-header-rows>
        <table:table-row>
          <table:table-cell table:style-name="Table8.A1" office:value-type="string">
            <text:p text:style-name="Table_20_Contents">General</text:p>
          </table:table-cell>
          <table:table-cell table:style-name="Table8.A1" office:value-type="string">
            <text:p text:style-name="Table_20_Contents"><text:span text:style-name="Emphasis">“You’re not alone in this. This is how it shows up for others too.”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rejection</text:span></text:p>
          </table:table-cell>
          <table:table-cell table:style-name="Table8.A1" office:value-type="string">
            <text:p text:style-name="Table_20_Contents"><text:span text:style-name="Emphasis">“So many people carry this same edge. This reflection might help soften it.”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dissociation</text:span></text:p>
          </table:table-cell>
          <table:table-cell table:style-name="Table8.A1" office:value-type="string">
            <text:p text:style-name="Table_20_Contents"><text:span text:style-name="Emphasis">“You’re not weird. You’re protective. This card might feel like recognition.”</text:span></text:p>
          </table:table-cell>
        </table:table-row>
      </table:table>
      <text:p text:style-name="Horizontal_20_Line"/>
      <text:h text:style-name="Heading_20_3" text:outline-level="3"><text:s/><text:span text:style-name="Source_20_Text">narrative_type</text:span> TONE FLAVORS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Type</text:p>
            </table:table-cell>
            <table:table-cell table:style-name="Table9.A1" office:value-type="string">
              <text:p text:style-name="Table_20_Heading">Delivery Flavor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metaphor</text:span></text:p>
          </table:table-cell>
          <table:table-cell table:style-name="Table9.A1" office:value-type="string">
            <text:p text:style-name="Table_20_Contents">“This might not be literal — but it might still feel true.”</text:p>
          </table:table-cell>
        </table:table-row>
        <table:table-row>
          <table:table-cell table:style-name="Table9.A1" office:value-type="string">
            <text:p text:style-name="Table_20_Contents"><text:span text:style-name="Source_20_Text">lived_experience</text:span></text:p>
          </table:table-cell>
          <table:table-cell table:style-name="Table9.A1" office:value-type="string">
            <text:p text:style-name="Table_20_Contents">“Some people describe it like this…”</text:p>
          </table:table-cell>
        </table:table-row>
        <table:table-row>
          <table:table-cell table:style-name="Table9.A1" office:value-type="string">
            <text:p text:style-name="Table_20_Contents"><text:span text:style-name="Source_20_Text">reframe</text:span></text:p>
          </table:table-cell>
          <table:table-cell table:style-name="Table9.A1" office:value-type="string">
            <text:p text:style-name="Table_20_Contents">“Here’s another way to see what you’re carrying.”</text:p>
          </table:table-cell>
        </table:table-row>
        <table:table-row>
          <table:table-cell table:style-name="Table9.A1" office:value-type="string">
            <text:p text:style-name="Table_20_Contents"><text:span text:style-name="Source_20_Text">psychoeducation</text:span></text:p>
          </table:table-cell>
          <table:table-cell table:style-name="Table9.A1" office:value-type="string">
            <text:p text:style-name="Table_20_Contents">“Here’s what might be happening inside your body or brain.”</text:p>
          </table:table-cell>
        </table:table-row>
      </table:table>
      <text:p text:style-name="Horizontal_20_Line"/>
      <text:h text:style-name="Heading_20_3" text:outline-level="3"><text:s/>DELIVERY LOGIC OVERVIEW</text:h>
      <text:p text:style-name="Text_20_body">Each card’s delivery would follow this format:</text:p>
      <text:p text:style-name="Preformatted_20_Text">vbnet</text:p>
      <text:p text:style-name="Preformatted_20_Text">CopyEdit</text:p>
      <text:p text:style-name="P1"><text:span text:style-name="Source_20_Text">[Intro line based on usage_mode + emotion]</text:span></text:p>
      <text:p text:style-name="P1"><text:span text:style-name="Source_20_Text">[Vault Card Text]</text:span></text:p>
      <text:p text:style-name="P1"><text:span text:style-name="Source_20_Text">[Optional prompt]</text:span></text:p>
      <text:p text:style-name="P2"><text:span text:style-name="Source_20_Text">[Optional follow-up if tag match is high]</text:span></text:p>
      <text:p text:style-name="Text_20_body">Echo draws from:</text:p>
      <text:list xml:id="list55881839" text:style-name="L3">
        <text:list-item>
          <text:p text:style-name="P5">A <text:span text:style-name="Strong_20_Emphasis">bank of intro lines</text:span></text:p>
        </text:list-item>
        <text:list-item>
          <text:p text:style-name="P5">Optional <text:span text:style-name="Strong_20_Emphasis">emotion/narrative modifiers</text:span></text:p>
        </text:list-item>
        <text:list-item>
          <text:p text:style-name="P5">Uses <text:span text:style-name="Strong_20_Emphasis">prompt</text:span> field if it exist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9T13:06:12.028000000</meta:creation-date>
    <dc:date>2025-05-19T13:13:32.300000000</dc:date>
    <meta:editing-duration>PT7M20S</meta:editing-duration>
    <meta:editing-cycles>2</meta:editing-cycles>
    <meta:generator>Neat_Office/6.2.8.2$Windows_x86 LibreOffice_project/</meta:generator>
    <meta:document-statistic meta:table-count="9" meta:image-count="0" meta:object-count="0" meta:page-count="5" meta:paragraph-count="191" meta:word-count="1002" meta:character-count="6469" meta:non-whitespace-character-count="5556"/>
  </office:meta>
</office:document-meta>
</file>